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416cm" style:use-optimal-column-width="false"/>
    </style:style>
    <style:style style:name="co2" style:family="table-column">
      <style:table-column-properties style:column-width="1.414cm" style:use-optimal-column-width="false"/>
    </style:style>
    <style:style style:name="co3" style:family="table-column">
      <style:table-column-properties style:column-width="1.38cm" style:use-optimal-column-width="false"/>
    </style:style>
    <style:style style:name="co4" style:family="table-column">
      <style:table-column-properties style:column-width="1.376cm" style:use-optimal-column-width="false"/>
    </style:style>
    <style:style style:name="co5" style:family="table-column">
      <style:table-column-properties style:column-width="1.488cm" style:use-optimal-column-width="false"/>
    </style:style>
    <style:style style:name="co6" style:family="table-column">
      <style:table-column-properties style:column-width="1.344cm" style:use-optimal-column-width="false"/>
    </style:style>
    <style:style style:name="co7" style:family="table-column">
      <style:table-column-properties style:column-width="1.084cm" style:use-optimal-column-width="false"/>
    </style:style>
    <style:style style:name="co8" style:family="table-column">
      <style:table-column-properties style:column-width="1.188cm" style:use-optimal-column-width="false"/>
    </style:style>
    <style:style style:name="co9" style:family="table-column">
      <style:table-column-properties style:column-width="0.98cm" style:use-optimal-column-width="false"/>
    </style:style>
    <style:style style:name="co10" style:family="table-column">
      <style:table-column-properties style:column-width="1.09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00ff00"/>
    </style:style>
    <style:style style:name="ce3" style:family="table-cell">
      <style:graphic-properties style:repeat="repeat"/>
      <style:text-properties fo:color="#ffff00"/>
    </style:style>
    <style:style style:name="ce4" style:family="table-cell">
      <style:graphic-properties style:repeat="repeat"/>
      <style:text-properties fo:color="#ff420e"/>
    </style:style>
    <style:style style:name="ce5" style:family="table-cell">
      <style:graphic-properties style:repeat="repeat"/>
      <style:text-properties fo:color="#ff0000"/>
    </style:style>
    <style:style style:name="ce6" style:family="table-cell">
      <style:graphic-properties style:repeat="repeat"/>
      <style:text-properties fo:color="#000000"/>
    </style:style>
    <style:style style:name="P1" style:family="paragraph">
      <style:paragraph-properties fo:text-align="center"/>
    </style:style>
    <style:style style:name="P2" style:family="paragraph">
      <style:text-properties fo:color="#00ff00"/>
    </style:style>
    <style:style style:name="P3" style:family="paragraph">
      <style:text-properties fo:color="#ffff00"/>
    </style:style>
    <style:style style:name="P4" style:family="paragraph">
      <style:text-properties fo:color="#ff420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ff0000"/>
    </style:style>
    <style:style style:name="P8" style:family="paragraph">
      <style:text-properties fo:color="#000000"/>
    </style:style>
    <style:style style:name="T1" style:family="text">
      <style:text-properties fo:color="#00ff00"/>
    </style:style>
    <style:style style:name="T2" style:family="text">
      <style:text-properties fo:color="#ffff00"/>
    </style:style>
    <style:style style:name="T3" style:family="text">
      <style:text-properties fo:color="#ff420e"/>
    </style:style>
    <style:style style:name="T4" style:family="text">
      <style:text-properties fo:font-size="18pt"/>
    </style:style>
    <style:style style:name="T5" style:family="text">
      <style:text-properties fo:color="#000000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054cm" svg:height="1.002cm" svg:x="1.426cm" svg:y="1.81cm">
          <text:p text:style-name="P1">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3cm" svg:height="1.003cm" svg:x="3.002cm" svg:y="2.276cm">
          <text:p text:style-name="P1">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2cm" svg:x="4.533cm" svg:y="1.8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6.066cm" svg:y="2.312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5cm" svg:height="1.002cm" svg:x="7.641cm" svg:y="2.77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9.131cm" svg:y="2.312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7.598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5cm" svg:height="1.002cm" svg:x="1.468cm" svg:y="2.778cm">
          <text:p text:style-name="P1">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054cm" svg:height="1.002cm" svg:x="3.044cm" svg:y="3.245cm">
          <text:p text:style-name="P1">1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4.576cm" svg:y="2.77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3cm" svg:x="6.108cm" svg:y="3.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1cm" svg:x="7.684cm" svg:y="3.74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3cm" svg:x="9.173cm" svg:y="3.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5cm" svg:height="1.002cm" svg:x="7.641cm" svg:y="2.77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5cm" svg:height="1.001cm" svg:x="1.468cm" svg:y="3.748cm">
          <text:p text:style-name="P1">1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054cm" svg:height="1.002cm" svg:x="3.044cm" svg:y="4.213cm">
          <text:p text:style-name="P1">1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1cm" svg:x="4.576cm" svg:y="3.74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6.108cm" svg:y="4.2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3cm" svg:x="7.684cm" svg:y="4.71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9.173cm" svg:y="4.2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5cm" svg:height="1.001cm" svg:x="7.641cm" svg:y="3.74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5cm" svg:height="1.003cm" svg:x="1.468cm" svg:y="4.715cm">
          <text:p text:style-name="P1">2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4cm" svg:height="1.002cm" svg:x="3.044cm" svg:y="5.182cm">
          <text:p text:style-name="P1">2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3cm" svg:x="4.576cm" svg:y="4.71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6.108cm" svg:y="5.21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3cm" svg:x="7.684cm" svg:y="5.6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9.173cm" svg:y="5.21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5cm" svg:height="1.003cm" svg:x="7.641cm" svg:y="4.71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4cm" svg:height="1.002cm" svg:x="4.576cm" svg:y="5.72cm">
          <text:p text:style-name="P1">3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.554cm" svg:y="5.72cm">
          <text:p text:style-name="P1">3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4cm" svg:height="1.002cm" svg:x="4.507cm" svg:y="1.8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4cm" svg:height="1.003cm" svg:x="6.082cm" svg:y="2.276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2cm" svg:x="7.614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2cm" svg:x="9.146cm" svg:y="2.312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10.722cm" svg:y="2.77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2.212cm" svg:y="2.312cm">
          <text:p text:style-name="P1">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0.679cm" svg:y="1.81cm">
          <text:p text:style-name="P1">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054cm" svg:height="1.002cm" svg:x="4.549cm" svg:y="2.778cm">
          <text:p text:style-name="P1">1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055cm" svg:height="1.002cm" svg:x="6.124cm" svg:y="3.245cm">
          <text:p text:style-name="P1">1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4cm" svg:height="1.002cm" svg:x="7.657cm" svg:y="2.778cm">
          <text:p text:style-name="P1">1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3cm" svg:x="9.189cm" svg:y="3.28cm">
          <text:p text:style-name="P1">1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3cm" svg:height="1.001cm" svg:x="10.765cm" svg:y="3.74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3cm" svg:x="12.254cm" svg:y="3.28cm">
          <text:p text:style-name="P1">1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0.722cm" svg:y="2.778cm">
          <text:p text:style-name="P1">1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1" draw:layer="layout" svg:width="2.054cm" svg:height="1.001cm" svg:x="4.549cm" svg:y="3.748cm">
          <text:p text:style-name="P1">1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055cm" svg:height="1.002cm" svg:x="6.124cm" svg:y="4.213cm">
          <text:p text:style-name="P1">2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4cm" svg:height="1.001cm" svg:x="7.657cm" svg:y="3.748cm">
          <text:p text:style-name="P1">2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9.189cm" svg:y="4.249cm">
          <text:p text:style-name="P1">2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3cm" svg:height="1.003cm" svg:x="10.765cm" svg:y="4.71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2.254cm" svg:y="4.249cm">
          <text:p text:style-name="P1">2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1cm" svg:x="10.722cm" svg:y="3.748cm">
          <text:p text:style-name="P1">2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054cm" svg:height="1.003cm" svg:x="4.549cm" svg:y="4.715cm">
          <text:p text:style-name="P1">2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5cm" svg:height="1.002cm" svg:x="6.124cm" svg:y="5.182cm">
          <text:p text:style-name="P1">2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2.054cm" svg:height="1.003cm" svg:x="7.657cm" svg:y="4.715cm">
          <text:p text:style-name="P1">2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054cm" svg:height="1.002cm" svg:x="9.189cm" svg:y="5.218cm">
          <text:p text:style-name="P1">3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3cm" svg:height="1.003cm" svg:x="10.765cm" svg:y="5.683cm">
          <text:p text:style-name="P1">3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2.254cm" svg:y="5.218cm">
          <text:p text:style-name="P1">3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3cm" svg:x="10.722cm" svg:y="4.715cm">
          <text:p text:style-name="P1">3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7.657cm" svg:y="5.72cm">
          <text:p text:style-name="P1">3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3.007cm" svg:y="6.16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3cm" svg:x="6.146cm" svg:y="6.21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9.227cm" svg:y="6.21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3cm" svg:height="1.003cm" svg:x="12.308cm" svg:y="6.218cm">
          <text:p text:style-name="P1">4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3cm" svg:x="3.006cm" svg:y="6.217cm">
          <text:p text:style-name="P1">3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9.195cm" svg:y="6.181cm">
          <text:p text:style-name="P1">3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3cm" svg:x="6.087cm" svg:y="6.217cm">
          <text:p text:style-name="P1">3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3cm" svg:x="1.438cm" svg:y="6.665cm">
          <text:p text:style-name="P1">4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2cm" svg:x="4.576cm" svg:y="6.715cm">
          <text:p text:style-name="P1">4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3cm" svg:x="7.657cm" svg:y="6.715cm">
          <text:p text:style-name="P1">4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0.738cm" svg:y="6.716cm">
          <text:p text:style-name="P1">4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2cm" svg:x="3.006cm" svg:y="7.212cm">
          <text:p text:style-name="P1">4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9.195cm" svg:y="7.176cm">
          <text:p text:style-name="P1">4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2cm" svg:x="6.087cm" svg:y="7.212cm">
          <text:p text:style-name="P1">4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.438cm" svg:y="7.66cm">
          <text:p text:style-name="P1">4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5cm" svg:height="1.002cm" svg:x="4.576cm" svg:y="7.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5cm" svg:height="1.003cm" svg:x="7.657cm" svg:y="7.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2.054cm" svg:height="1.002cm" svg:x="10.738cm" svg:y="7.71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4.576cm" svg:y="7.709cm">
          <text:p text:style-name="P1">5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3cm" svg:height="1.002cm" svg:x="10.765cm" svg:y="7.674cm">
          <text:p text:style-name="P1">5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7.657cm" svg:y="7.709cm">
          <text:p text:style-name="P1">5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3.007cm" svg:y="8.157cm">
          <text:p text:style-name="P1">5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3cm" svg:x="6.146cm" svg:y="8.207cm">
          <text:p text:style-name="P1">5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9.227cm" svg:y="8.208cm">
          <text:p text:style-name="P1">5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3cm" svg:height="1.002cm" svg:x="12.308cm" svg:y="8.209cm">
          <text:p text:style-name="P1">5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3cm" svg:height="1.002cm" svg:x="12.308cm" svg:y="7.214cm">
          <text:p text:style-name="P1">4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2cm" svg:x="10.796cm" svg:y="8.707cm">
          <text:p text:style-name="P1">6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3cm" svg:x="7.715cm" svg:y="8.707cm">
          <text:p text:style-name="P1">6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3cm" svg:x="4.519cm" svg:y="8.707cm">
          <text:p text:style-name="P1">5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.438cm" svg:y="8.708cm">
          <text:p text:style-name="P1">5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5cm" svg:height="1.002cm" svg:x="2.949cm" svg:y="9.156cm">
          <text:p text:style-name="P1">5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3cm" svg:x="6.146cm" svg:y="9.156cm">
          <text:p text:style-name="P1">6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9.227cm" svg:y="9.157cm">
          <text:p text:style-name="P1">6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054cm" svg:height="1.002cm" svg:x="12.424cm" svg:y="9.158cm">
          <text:p text:style-name="P1">6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standard" draw:layer="layout" svg:width="11.325cm" svg:height="7.775cm" svg:x="15.637cm" svg:y="2.0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 table:style-name="ce2">
                <text:p text:style-name="P2">2</text:p>
              </table:table-cell>
              <table:table-cell table:style-name="ce2">
                <text:p text:style-name="P2">3</text:p>
              </table:table-cell>
              <table:table-cell table:style-name="ce2">
                <text:p text:style-name="P2"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" table:default-cell-style-name="ce1">
              <table:table-cell table:style-name="ce2">
                <text:p text:style-name="P2"><text:span text:style-name="T1">9</text:span></text:p>
              </table:table-cell>
              <table:table-cell table:style-name="ce3">
                <text:p text:style-name="P3"><text:span text:style-name="T2">10</text:span></text:p>
              </table:table-cell>
              <table:table-cell table:style-name="ce3">
                <text:p text:style-name="P3">11</text:p>
              </table:table-cell>
              <table:table-cell table:style-name="ce3">
                <text:p text:style-name="P3">12</text:p>
              </table:table-cell>
              <table:table-cell table:style-name="ce2">
                <text:p text:style-name="P2"><text:span text:style-name="T1">13</text:span></text:p>
              </table:table-cell>
              <table:table-cell>
                <text:p>14</text:p>
              </table:table-cell>
              <table:table-cell>
                <text:p>15</text:p>
              </table:table-cell>
              <table:table-cell>
                <text:p>16</text:p>
              </table:table-cell>
            </table:table-row>
            <table:table-row table:style-name="ro1" table:default-cell-style-name="ce1">
              <table:table-cell table:style-name="ce2">
                <text:p text:style-name="P2"><text:span text:style-name="T1">17</text:span></text:p>
              </table:table-cell>
              <table:table-cell table:style-name="ce3">
                <text:p text:style-name="P3"><text:span text:style-name="T2">18</text:span></text:p>
              </table:table-cell>
              <table:table-cell table:style-name="ce4">
                <text:p text:style-name="P4"><text:span text:style-name="T3">19</text:span></text:p>
              </table:table-cell>
              <table:table-cell table:style-name="ce3">
                <text:p text:style-name="P3"><text:span text:style-name="T2">20</text:span></text:p>
              </table:table-cell>
              <table:table-cell table:style-name="ce2">
                <text:p text:style-name="P2"><text:span text:style-name="T1">21</text:span></text:p>
              </table:table-cell>
              <table:table-cell>
                <text:p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  <table:table-row table:style-name="ro1" table:default-cell-style-name="ce2">
              <table:table-cell>
                <text:p text:style-name="P2"><text:span text:style-name="T1">25</text:span></text:p>
              </table:table-cell>
              <table:table-cell>
                <text:p text:style-name="P2"><text:span text:style-name="T1">26</text:span></text:p>
              </table:table-cell>
              <table:table-cell table:style-name="ce3">
                <text:p text:style-name="P3"><text:span text:style-name="T2">27</text:span></text:p>
              </table:table-cell>
              <table:table-cell>
                <text:p text:style-name="P2"><text:span text:style-name="T1">28</text:span></text:p>
              </table:table-cell>
              <table:table-cell>
                <text:p text:style-name="P2"><text:span text:style-name="T1">29</text:span></text:p>
              </table:table-cell>
              <table:table-cell table:style-name="ce1">
                <text:p>30</text:p>
              </table:table-cell>
              <table:table-cell table:style-name="ce1">
                <text:p>31</text:p>
              </table:table-cell>
              <table:table-cell table:style-name="ce1">
                <text:p>32</text:p>
              </table:table-cell>
            </table:table-row>
            <table:table-row table:style-name="ro1" table:default-cell-style-name="ce1">
              <table:table-cell>
                <text:p>33</text:p>
              </table:table-cell>
              <table:table-cell>
                <text:p>34</text:p>
              </table:table-cell>
              <table:table-cell table:style-name="ce2">
                <text:p text:style-name="P2"><text:span text:style-name="T1">35</text:span></text:p>
              </table:table-cell>
              <table:table-cell>
                <text:p>36</text:p>
              </table:table-cell>
              <table:table-cell>
                <text:p>37</text:p>
              </table:table-cell>
              <table:table-cell>
                <text:p>38</text:p>
              </table:table-cell>
              <table:table-cell>
                <text:p>39</text:p>
              </table:table-cell>
              <table:table-cell>
                <text:p>40</text:p>
              </table:table-cell>
            </table:table-row>
            <table:table-row table:style-name="ro1" table:default-cell-style-name="ce1">
              <table:table-cell>
                <text:p>41</text:p>
              </table:table-cell>
              <table:table-cell>
                <text:p>42</text:p>
              </table:table-cell>
              <table:table-cell>
                <text:p>43</text:p>
              </table:table-cell>
              <table:table-cell>
                <text:p>44</text:p>
              </table:table-cell>
              <table:table-cell>
                <text:p>45</text:p>
              </table:table-cell>
              <table:table-cell>
                <text:p>46</text:p>
              </table:table-cell>
              <table:table-cell>
                <text:p>47</text:p>
              </table:table-cell>
              <table:table-cell>
                <text:p>48</text:p>
              </table:table-cell>
            </table:table-row>
            <table:table-row table:style-name="ro1" table:default-cell-style-name="ce1">
              <table:table-cell>
                <text:p>49</text:p>
              </table:table-cell>
              <table:table-cell>
                <text:p>50</text:p>
              </table:table-cell>
              <table:table-cell>
                <text:p>51</text:p>
              </table:table-cell>
              <table:table-cell>
                <text:p>52</text:p>
              </table:table-cell>
              <table:table-cell>
                <text:p>53</text:p>
              </table:table-cell>
              <table:table-cell>
                <text:p>54</text:p>
              </table:table-cell>
              <table:table-cell>
                <text:p>55</text:p>
              </table:table-cell>
              <table:table-cell>
                <text:p>56</text:p>
              </table:table-cell>
            </table:table-row>
            <table:table-row table:style-name="ro1" table:default-cell-style-name="ce1">
              <table:table-cell>
                <text:p>57</text:p>
              </table:table-cell>
              <table:table-cell>
                <text:p>58</text:p>
              </table:table-cell>
              <table:table-cell>
                <text:p>59</text:p>
              </table:table-cell>
              <table:table-cell>
                <text:p>60</text:p>
              </table:table-cell>
              <table:table-cell>
                <text:p>61</text:p>
              </table:table-cell>
              <table:table-cell>
                <text:p>62</text:p>
              </table:table-cell>
              <table:table-cell>
                <text:p>63</text:p>
              </table:table-cell>
              <table:table-cell>
                <text:p>6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035cm" svg:height="0.971cm" svg:x="15.634cm" svg:y="0.72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layer="layout" svg:width="25.146cm" svg:height="8.072cm" svg:x="2.286cm" svg:y="11.13cm">
          <draw:text-box>
            <text:p>(i,j) :</text:p>
            <text:p><text:tab/>(i-1,j-2)(i,j-2)(i+1,j-2)IZQ;</text:p>
            <text:p><text:tab/>(i-1,j+2)(i,j+2)(i+1,j+2)DER;</text:p>
            <text:p>if(j % 2 == 0) //par{</text:p>
            <text:p><text:tab/>(i-2,j-1)(i-2,j)(i-2,j+1)</text:p>
            <text:p><text:tab/>(i+1,j-1)(i+1,j+1)(i+2,j)</text:p>
            <text:p>}</text:p>
            <text:p>else{</text:p>
            <text:p><text:tab/>(i+2,j-1)(i+2,j)(i+2,j+1)</text:p>
            <text:p><text:tab/>(i-1,j-1)(i-1,j+1)(i-2,j)</text:p>
            <text:p>}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5" draw:layer="layout" svg:width="1.854cm" svg:height="1.064cm" svg:x="1.426cm" svg:y="1.81cm">
          <text:p text:style-name="P1"><text:span text:style-name="T4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5cm" svg:height="1.064cm" svg:x="2.848cm" svg:y="2.305cm">
          <text:p text:style-name="P1"><text:span text:style-name="T4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4.231cm" svg:y="1.81cm">
          <text:p text:style-name="P1"><text:span text:style-name="T4">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5.615cm" svg:y="2.343cm">
          <text:p text:style-name="P1"><text:span text:style-name="T4">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7.036cm" svg:y="2.8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381cm" svg:y="2.343cm">
          <text:p text:style-name="P1"><text:span text:style-name="T4">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6.998cm" svg:y="1.81cm">
          <text:p text:style-name="P1"><text:span text:style-name="T4">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.464cm" svg:y="2.838cm">
          <text:p text:style-name="P1"><text:span text:style-name="T4">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5cm" svg:height="1.064cm" svg:x="2.886cm" svg:y="3.333cm">
          <text:p text:style-name="P1"><text:span text:style-name="T4">1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4.269cm" svg:y="2.8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5.653cm" svg:y="3.3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3cm" svg:x="7.075cm" svg:y="3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8.42cm" svg:y="3.37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7.036cm" svg:y="2.8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4cm" svg:height="1.063cm" svg:x="1.464cm" svg:y="3.867cm">
          <text:p text:style-name="P1"><text:span text:style-name="T4">1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1.855cm" svg:height="1.065cm" svg:x="2.886cm" svg:y="4.361cm">
          <text:p text:style-name="P1"><text:span text:style-name="T4">1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3cm" svg:x="4.269cm" svg:y="3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5.653cm" svg:y="4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5cm" svg:x="7.075cm" svg:y="4.8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8.42cm" svg:y="4.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3cm" svg:x="7.036cm" svg:y="3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4cm" svg:height="1.065cm" svg:x="1.464cm" svg:y="4.894cm">
          <text:p text:style-name="P1"><text:span text:style-name="T4">2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5" draw:layer="layout" svg:width="1.855cm" svg:height="1.063cm" svg:x="2.886cm" svg:y="5.39cm">
          <text:p text:style-name="P1"><text:span text:style-name="T4">2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5cm" svg:x="4.269cm" svg:y="4.8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5.653cm" svg:y="5.4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7.075cm" svg:y="5.92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8.42cm" svg:y="5.4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5cm" svg:x="7.036cm" svg:y="4.8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5" draw:layer="layout" svg:width="1.854cm" svg:height="1.064cm" svg:x="4.269cm" svg:y="5.961cm">
          <text:p text:style-name="P1"><text:span text:style-name="T4">3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5cm" svg:height="1.064cm" svg:x="1.541cm" svg:y="5.961cm">
          <text:p text:style-name="P1"><text:span text:style-name="T4">3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4.207cm" svg:y="1.81cm">
          <text:p text:style-name="P1"><text:span text:style-name="T4">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5.629cm" svg:y="2.305cm">
          <text:p text:style-name="P1"><text:span text:style-name="T4">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7.012cm" svg:y="1.81cm">
          <text:p text:style-name="P1"><text:span text:style-name="T4">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396cm" svg:y="2.343cm">
          <text:p text:style-name="P1"><text:span text:style-name="T4">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9.817cm" svg:y="2.83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1.162cm" svg:y="2.343cm">
          <text:p text:style-name="P1"><text:span text:style-name="T4">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5cm" svg:height="1.064cm" svg:x="9.778cm" svg:y="1.81cm">
          <text:p text:style-name="P1"><text:span text:style-name="T4">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4cm" svg:height="1.064cm" svg:x="4.245cm" svg:y="2.838cm">
          <text:p text:style-name="P1"><text:span text:style-name="T4">1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4cm" svg:height="1.064cm" svg:x="5.667cm" svg:y="3.333cm">
          <text:p text:style-name="P1"><text:span text:style-name="T4">1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5cm" svg:height="1.064cm" svg:x="7.05cm" svg:y="2.838cm">
          <text:p text:style-name="P1"><text:span text:style-name="T4">1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434cm" svg:y="3.371cm">
          <text:p text:style-name="P1"><text:span text:style-name="T4">1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3cm" svg:x="9.856cm" svg:y="3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1.201cm" svg:y="3.371cm">
          <text:p text:style-name="P1"><text:span text:style-name="T4">1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9.817cm" svg:y="2.838cm">
          <text:p text:style-name="P1"><text:span text:style-name="T4">1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5" draw:layer="layout" svg:width="1.854cm" svg:height="1.063cm" svg:x="4.245cm" svg:y="3.867cm">
          <text:p text:style-name="P1"><text:span text:style-name="T4">1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5" draw:layer="layout" svg:width="1.854cm" svg:height="1.065cm" svg:x="5.667cm" svg:y="4.361cm">
          <text:p text:style-name="P1"><text:span text:style-name="T4">2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5cm" svg:height="1.063cm" svg:x="7.05cm" svg:y="3.867cm">
          <text:p text:style-name="P1"><text:span text:style-name="T4">2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434cm" svg:y="4.4cm">
          <text:p text:style-name="P1"><text:span text:style-name="T4">2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5cm" svg:x="9.856cm" svg:y="4.89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1.201cm" svg:y="4.4cm">
          <text:p text:style-name="P1"><text:span text:style-name="T4">2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3cm" svg:x="9.817cm" svg:y="3.867cm">
          <text:p text:style-name="P1"><text:span text:style-name="T4">2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5" draw:layer="layout" svg:width="1.854cm" svg:height="1.065cm" svg:x="4.245cm" svg:y="4.894cm">
          <text:p text:style-name="P1"><text:span text:style-name="T4">2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5" draw:layer="layout" svg:width="1.854cm" svg:height="1.063cm" svg:x="5.667cm" svg:y="5.39cm">
          <text:p text:style-name="P1"><text:span text:style-name="T4">2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5cm" svg:height="1.065cm" svg:x="7.05cm" svg:y="4.894cm">
          <text:p text:style-name="P1"><text:span text:style-name="T4">2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434cm" svg:y="5.428cm">
          <text:p text:style-name="P1"><text:span text:style-name="T4">3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9.856cm" svg:y="5.923cm">
          <text:p text:style-name="P1"><text:span text:style-name="T4">3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1.201cm" svg:y="5.428cm">
          <text:p text:style-name="P1"><text:span text:style-name="T4">3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5cm" svg:x="9.817cm" svg:y="4.894cm">
          <text:p text:style-name="P1"><text:span text:style-name="T4">3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5cm" svg:height="1.064cm" svg:x="7.05cm" svg:y="5.961cm">
          <text:p text:style-name="P1"><text:span text:style-name="T4">3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2.853cm" svg:y="6.43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5cm" svg:x="5.687cm" svg:y="6.48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4cm" svg:height="1.064cm" svg:x="8.468cm" svg:y="6.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5cm" svg:x="11.249cm" svg:y="6.49cm">
          <text:p text:style-name="P1"><text:span text:style-name="T4">4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4cm" svg:height="1.064cm" svg:x="2.853cm" svg:y="6.489cm">
          <text:p text:style-name="P1"><text:span text:style-name="T4">3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439cm" svg:y="6.451cm">
          <text:p text:style-name="P1"><text:span text:style-name="T4">3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4cm" svg:height="1.064cm" svg:x="5.634cm" svg:y="6.489cm">
          <text:p text:style-name="P1"><text:span text:style-name="T4">3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.437cm" svg:y="6.964cm">
          <text:p text:style-name="P1"><text:span text:style-name="T4">4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5" draw:layer="layout" svg:width="1.856cm" svg:height="1.064cm" svg:x="4.269cm" svg:y="7.018cm">
          <text:p text:style-name="P1"><text:span text:style-name="T4">4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6cm" svg:height="1.064cm" svg:x="7.05cm" svg:y="7.018cm">
          <text:p text:style-name="P1"><text:span text:style-name="T4">4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5cm" svg:height="1.064cm" svg:x="9.832cm" svg:y="7.019cm">
          <text:p text:style-name="P1"><text:span text:style-name="T4">4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2.853cm" svg:y="7.545cm">
          <text:p text:style-name="P1"><text:span text:style-name="T4">4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439cm" svg:y="7.507cm">
          <text:p text:style-name="P1"><text:span text:style-name="T4">4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5.634cm" svg:y="7.545cm">
          <text:p text:style-name="P1"><text:span text:style-name="T4">4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.437cm" svg:y="8.021cm">
          <text:p text:style-name="P1"><text:span text:style-name="T4">4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6cm" svg:height="1.064cm" svg:x="4.269cm" svg:y="8.07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6cm" svg:height="1.065cm" svg:x="7.05cm" svg:y="8.07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1" draw:layer="layout" svg:width="1.855cm" svg:height="1.064cm" svg:x="9.832cm" svg:y="8.07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5cm" svg:x="4.269cm" svg:y="8.073cm">
          <text:p text:style-name="P1"><text:span text:style-name="T4">5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5cm" svg:x="9.856cm" svg:y="8.035cm">
          <text:p text:style-name="P1"><text:span text:style-name="T4">5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5cm" svg:height="1.065cm" svg:x="7.05cm" svg:y="8.073cm">
          <text:p text:style-name="P1"><text:span text:style-name="T4">5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2.853cm" svg:y="8.549cm">
          <text:p text:style-name="P1"><text:span text:style-name="T4">5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5.687cm" svg:y="8.602cm">
          <text:p text:style-name="P1"><text:span text:style-name="T4">5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468cm" svg:y="8.603cm">
          <text:p text:style-name="P1"><text:span text:style-name="T4">5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1.249cm" svg:y="8.603cm">
          <text:p text:style-name="P1"><text:span text:style-name="T4">5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5cm" svg:x="11.249cm" svg:y="7.547cm">
          <text:p text:style-name="P1"><text:span text:style-name="T4">4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5cm" svg:height="1.064cm" svg:x="9.884cm" svg:y="9.132cm">
          <text:p text:style-name="P1"><text:span text:style-name="T4">63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5cm" svg:height="1.064cm" svg:x="7.103cm" svg:y="9.132cm">
          <text:p text:style-name="P1"><text:span text:style-name="T4">6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4.218cm" svg:y="9.133cm">
          <text:p text:style-name="P1"><text:span text:style-name="T4">59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5cm" svg:x="1.437cm" svg:y="9.133cm">
          <text:p text:style-name="P1"><text:span text:style-name="T4">5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2.801cm" svg:y="9.609cm">
          <text:p text:style-name="P1"><text:span text:style-name="T4">5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5.687cm" svg:y="9.61cm">
          <text:p text:style-name="P1"><text:span text:style-name="T4">60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8.468cm" svg:y="9.61cm">
          <text:p text:style-name="P1"><text:span text:style-name="T4">6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5" draw:layer="layout" svg:width="1.854cm" svg:height="1.064cm" svg:x="11.354cm" svg:y="9.611cm">
          <text:p text:style-name="P1"><text:span text:style-name="T4">64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standard" draw:layer="layout" svg:width="11.325cm" svg:height="7.775cm" svg:x="14.296cm" svg:y="3.4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 table:style-name="ce2">
                <text:p text:style-name="P2">10</text:p>
              </table:table-cell>
              <table:table-cell table:style-name="ce2">
                <text:p text:style-name="P2">11</text:p>
              </table:table-cell>
              <table:table-cell table:style-name="ce2">
                <text:p text:style-name="P2">12</text:p>
              </table:table-cell>
              <table:table-cell>
                <text:p>13</text:p>
              </table:table-cell>
              <table:table-cell>
                <text:p>14</text:p>
              </table:table-cell>
              <table:table-cell>
                <text:p>15</text:p>
              </table:table-cell>
              <table:table-cell>
                <text:p>16</text:p>
              </table:table-cell>
            </table:table-row>
            <table:table-row table:style-name="ro1" table:default-cell-style-name="ce1">
              <table:table-cell table:style-name="ce2">
                <text:p text:style-name="P2"><text:span text:style-name="T1">17</text:span></text:p>
              </table:table-cell>
              <table:table-cell table:style-name="ce3">
                <text:p text:style-name="P3">18</text:p>
              </table:table-cell>
              <table:table-cell table:style-name="ce3">
                <text:p text:style-name="P3">19</text:p>
              </table:table-cell>
              <table:table-cell table:style-name="ce3">
                <text:p text:style-name="P3">20</text:p>
              </table:table-cell>
              <table:table-cell table:style-name="ce2">
                <text:p text:style-name="P2">21</text:p>
              </table:table-cell>
              <table:table-cell>
                <text:p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  <table:table-row table:style-name="ro1" table:default-cell-style-name="ce1">
              <table:table-cell table:style-name="ce2">
                <text:p text:style-name="P2">25</text:p>
              </table:table-cell>
              <table:table-cell table:style-name="ce3">
                <text:p text:style-name="P3"><text:span text:style-name="T2">26</text:span></text:p>
              </table:table-cell>
              <table:table-cell table:style-name="ce4">
                <text:p text:style-name="P4"><text:span text:style-name="T3">27</text:span></text:p>
              </table:table-cell>
              <table:table-cell table:style-name="ce3">
                <text:p text:style-name="P3"><text:span text:style-name="T2">28</text:span></text:p>
              </table:table-cell>
              <table:table-cell table:style-name="ce2">
                <text:p text:style-name="P2">29</text:p>
              </table:table-cell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</table:table-row>
            <table:table-row table:style-name="ro1" table:default-cell-style-name="ce2">
              <table:table-cell>
                <text:p text:style-name="P2"><text:span text:style-name="T1">33</text:span></text:p>
              </table:table-cell>
              <table:table-cell>
                <text:p text:style-name="P2"><text:span text:style-name="T1">34</text:span></text:p>
              </table:table-cell>
              <table:table-cell table:style-name="ce3">
                <text:p text:style-name="P3">35</text:p>
              </table:table-cell>
              <table:table-cell>
                <text:p text:style-name="P2">36</text:p>
              </table:table-cell>
              <table:table-cell>
                <text:p text:style-name="P2">37</text:p>
              </table:table-cell>
              <table:table-cell table:style-name="ce1">
                <text:p>38</text:p>
              </table:table-cell>
              <table:table-cell table:style-name="ce1">
                <text:p>39</text:p>
              </table:table-cell>
              <table:table-cell table:style-name="ce1">
                <text:p>40</text:p>
              </table:table-cell>
            </table:table-row>
            <table:table-row table:style-name="ro1" table:default-cell-style-name="ce1">
              <table:table-cell>
                <text:p>41</text:p>
              </table:table-cell>
              <table:table-cell>
                <text:p>42</text:p>
              </table:table-cell>
              <table:table-cell table:style-name="ce2">
                <text:p text:style-name="P2">43</text:p>
              </table:table-cell>
              <table:table-cell>
                <text:p>44</text:p>
              </table:table-cell>
              <table:table-cell>
                <text:p>45</text:p>
              </table:table-cell>
              <table:table-cell>
                <text:p>46</text:p>
              </table:table-cell>
              <table:table-cell>
                <text:p>47</text:p>
              </table:table-cell>
              <table:table-cell>
                <text:p>48</text:p>
              </table:table-cell>
            </table:table-row>
            <table:table-row table:style-name="ro1" table:default-cell-style-name="ce1">
              <table:table-cell>
                <text:p>49</text:p>
              </table:table-cell>
              <table:table-cell>
                <text:p>50</text:p>
              </table:table-cell>
              <table:table-cell>
                <text:p>51</text:p>
              </table:table-cell>
              <table:table-cell>
                <text:p>52</text:p>
              </table:table-cell>
              <table:table-cell>
                <text:p>53</text:p>
              </table:table-cell>
              <table:table-cell>
                <text:p>54</text:p>
              </table:table-cell>
              <table:table-cell>
                <text:p>55</text:p>
              </table:table-cell>
              <table:table-cell>
                <text:p>56</text:p>
              </table:table-cell>
            </table:table-row>
            <table:table-row table:style-name="ro1" table:default-cell-style-name="ce1">
              <table:table-cell>
                <text:p>57</text:p>
              </table:table-cell>
              <table:table-cell>
                <text:p>58</text:p>
              </table:table-cell>
              <table:table-cell>
                <text:p>59</text:p>
              </table:table-cell>
              <table:table-cell>
                <text:p>60</text:p>
              </table:table-cell>
              <table:table-cell>
                <text:p>61</text:p>
              </table:table-cell>
              <table:table-cell>
                <text:p>62</text:p>
              </table:table-cell>
              <table:table-cell>
                <text:p>63</text:p>
              </table:table-cell>
              <table:table-cell>
                <text:p>64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6" draw:text-style-name="P1" draw:layer="layout" svg:width="1.774cm" svg:height="1.177cm" svg:x="1.426cm" svg:y="1.81cm">
          <text:p text:style-name="P1">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2.787cm" svg:y="2.357cm">
          <text:p text:style-name="P1">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4.11cm" svg:y="1.8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5.434cm" svg:y="2.399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6cm" svg:x="6.794cm" svg:y="2.9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8.081cm" svg:y="2.399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6.757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6cm" svg:x="1.463cm" svg:y="2.947cm">
          <text:p text:style-name="P1">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5cm" svg:height="1.177cm" svg:x="2.823cm" svg:y="3.494cm">
          <text:p text:style-name="P1">1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6cm" svg:x="4.147cm" svg:y="2.9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7cm" svg:x="5.47cm" svg:y="3.53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6cm" svg:x="6.831cm" svg:y="4.0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8.118cm" svg:y="3.53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6cm" svg:x="6.794cm" svg:y="2.9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6cm" svg:x="1.463cm" svg:y="4.084cm">
          <text:p text:style-name="P1">1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5cm" svg:height="1.177cm" svg:x="2.823cm" svg:y="4.631cm">
          <text:p text:style-name="P1">1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6cm" svg:x="4.147cm" svg:y="4.0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7cm" svg:x="5.47cm" svg:y="4.6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6.831cm" svg:y="5.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8.118cm" svg:y="4.6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6cm" svg:x="6.794cm" svg:y="4.0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1.463cm" svg:y="5.22cm">
          <text:p text:style-name="P1">2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5cm" svg:height="1.176cm" svg:x="2.823cm" svg:y="5.768cm">
          <text:p text:style-name="P1">2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4.147cm" svg:y="5.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7cm" svg:x="5.47cm" svg:y="5.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6.831cm" svg:y="6.35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8.118cm" svg:y="5.8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7cm" svg:x="6.794cm" svg:y="5.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4cm" svg:height="1.177cm" svg:x="4.147cm" svg:y="6.399cm">
          <text:p text:style-name="P1">3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1.536cm" svg:y="6.399cm">
          <text:p text:style-name="P1">3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4.087cm" svg:y="1.8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4cm" svg:height="1.177cm" svg:x="5.448cm" svg:y="2.357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6.771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8.095cm" svg:y="2.399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6cm" svg:x="9.455cm" svg:y="2.9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10.742cm" svg:y="2.399cm">
          <text:p text:style-name="P1">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9.418cm" svg:y="1.81cm">
          <text:p text:style-name="P1">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4cm" svg:height="1.176cm" svg:x="4.124cm" svg:y="2.947cm">
          <text:p text:style-name="P1">1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775cm" svg:height="1.177cm" svg:x="5.484cm" svg:y="3.494cm">
          <text:p text:style-name="P1">1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4cm" svg:height="1.176cm" svg:x="6.808cm" svg:y="2.947cm">
          <text:p text:style-name="P1">1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5cm" svg:height="1.177cm" svg:x="8.131cm" svg:y="3.536cm">
          <text:p text:style-name="P1">1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6cm" svg:x="9.492cm" svg:y="4.0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10.779cm" svg:y="3.536cm">
          <text:p text:style-name="P1">1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6cm" svg:x="9.455cm" svg:y="2.947cm">
          <text:p text:style-name="P1">1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774cm" svg:height="1.176cm" svg:x="4.124cm" svg:y="4.084cm">
          <text:p text:style-name="P1">1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.775cm" svg:height="1.177cm" svg:x="5.484cm" svg:y="4.631cm">
          <text:p text:style-name="P1">2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774cm" svg:height="1.176cm" svg:x="6.808cm" svg:y="4.084cm">
          <text:p text:style-name="P1">2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5cm" svg:height="1.177cm" svg:x="8.131cm" svg:y="4.673cm">
          <text:p text:style-name="P1">2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7cm" svg:x="9.492cm" svg:y="5.2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10.779cm" svg:y="4.673cm">
          <text:p text:style-name="P1">2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6cm" svg:x="9.455cm" svg:y="4.084cm">
          <text:p text:style-name="P1">2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774cm" svg:height="1.177cm" svg:x="4.124cm" svg:y="5.22cm">
          <text:p text:style-name="P1">2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775cm" svg:height="1.176cm" svg:x="5.484cm" svg:y="5.768cm">
          <text:p text:style-name="P1">2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774cm" svg:height="1.177cm" svg:x="6.808cm" svg:y="5.22cm">
          <text:p text:style-name="P1">2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5cm" svg:height="1.177cm" svg:x="8.131cm" svg:y="5.81cm">
          <text:p text:style-name="P1">3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9.492cm" svg:y="6.357cm">
          <text:p text:style-name="P1">3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10.779cm" svg:y="5.81cm">
          <text:p text:style-name="P1">3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9.455cm" svg:y="5.22cm">
          <text:p text:style-name="P1">3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4cm" svg:height="1.177cm" svg:x="6.808cm" svg:y="6.399cm">
          <text:p text:style-name="P1">3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2.792cm" svg:y="6.92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5.503cm" svg:y="6.98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6cm" svg:x="8.164cm" svg:y="6.98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10.825cm" svg:y="6.985cm">
          <text:p text:style-name="P1">4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2.791cm" svg:y="6.983cm">
          <text:p text:style-name="P1">3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8.136cm" svg:y="6.941cm">
          <text:p text:style-name="P1">3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775cm" svg:height="1.177cm" svg:x="5.452cm" svg:y="6.983cm">
          <text:p text:style-name="P1">3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1.436cm" svg:y="7.509cm">
          <text:p text:style-name="P1">4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4.147cm" svg:y="7.568cm">
          <text:p text:style-name="P1">4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6cm" svg:x="6.808cm" svg:y="7.569cm">
          <text:p text:style-name="P1">4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9.47cm" svg:y="7.569cm">
          <text:p text:style-name="P1">4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2.791cm" svg:y="8.151cm">
          <text:p text:style-name="P1">4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8.136cm" svg:y="8.109cm">
          <text:p text:style-name="P1">4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5.452cm" svg:y="8.151cm">
          <text:p text:style-name="P1">4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1.436cm" svg:y="8.677cm">
          <text:p text:style-name="P1">4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7cm" svg:x="4.147cm" svg:y="8.73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5cm" svg:height="1.176cm" svg:x="6.808cm" svg:y="8.7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774cm" svg:height="1.177cm" svg:x="9.47cm" svg:y="8.73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4.147cm" svg:y="8.735cm">
          <text:p text:style-name="P1">5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9.492cm" svg:y="8.693cm">
          <text:p text:style-name="P1">5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6.808cm" svg:y="8.735cm">
          <text:p text:style-name="P1">5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2.792cm" svg:y="9.261cm">
          <text:p text:style-name="P1">5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5.503cm" svg:y="9.32cm">
          <text:p text:style-name="P1">5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8.164cm" svg:y="9.32cm">
          <text:p text:style-name="P1">5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10.825cm" svg:y="9.321cm">
          <text:p text:style-name="P1">5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6cm" svg:x="10.825cm" svg:y="8.154cm">
          <text:p text:style-name="P1">4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6cm" svg:x="9.52cm" svg:y="9.906cm">
          <text:p text:style-name="P1">6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6.859cm" svg:y="9.906cm">
          <text:p text:style-name="P1">6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7cm" svg:x="4.097cm" svg:y="9.907cm">
          <text:p text:style-name="P1">5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1.436cm" svg:y="9.907cm">
          <text:p text:style-name="P1">5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5cm" svg:height="1.176cm" svg:x="2.741cm" svg:y="10.434cm">
          <text:p text:style-name="P1">5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5.503cm" svg:y="10.434cm">
          <text:p text:style-name="P1">6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6cm" svg:x="8.164cm" svg:y="10.435cm">
          <text:p text:style-name="P1">6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774cm" svg:height="1.177cm" svg:x="10.926cm" svg:y="10.435cm">
          <text:p text:style-name="P1">6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standard" draw:layer="layout" svg:width="11.325cm" svg:height="7.775cm" svg:x="14.811cm" svg:y="3.2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 table:style-name="ce2">
                <text:p text:style-name="P2"><text:span text:style-name="T1">4</text:span>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" table:default-cell-style-name="ce2">
              <table:table-cell table:style-name="ce1">
                <text:p>9</text:p>
              </table:table-cell>
              <table:table-cell>
                <text:p text:style-name="P2">10</text:p>
              </table:table-cell>
              <table:table-cell>
                <text:p text:style-name="P2">11</text:p>
              </table:table-cell>
              <table:table-cell table:style-name="ce3">
                <text:p text:style-name="P3"><text:span text:style-name="T2">12</text:span></text:p>
              </table:table-cell>
              <table:table-cell>
                <text:p text:style-name="P2">13</text:p>
              </table:table-cell>
              <table:table-cell>
                <text:p text:style-name="P2">14</text:p>
              </table:table-cell>
              <table:table-cell table:style-name="ce1">
                <text:p>15</text:p>
              </table:table-cell>
              <table:table-cell table:style-name="ce1">
                <text:p>16</text:p>
              </table:table-cell>
            </table:table-row>
            <table:table-row table:style-name="ro1" table:default-cell-style-name="ce1">
              <table:table-cell>
                <text:p>17</text:p>
              </table:table-cell>
              <table:table-cell table:style-name="ce2">
                <text:p text:style-name="P2">18</text:p>
              </table:table-cell>
              <table:table-cell table:style-name="ce3">
                <text:p text:style-name="P3">19</text:p>
              </table:table-cell>
              <table:table-cell table:style-name="ce4">
                <text:p text:style-name="P4"><text:span text:style-name="T3">20</text:span></text:p>
              </table:table-cell>
              <table:table-cell table:style-name="ce3">
                <text:p text:style-name="P3">21</text:p>
              </table:table-cell>
              <table:table-cell table:style-name="ce2">
                <text:p text:style-name="P2">22</text:p>
              </table:table-cell>
              <table:table-cell>
                <text:p>23</text:p>
              </table:table-cell>
              <table:table-cell>
                <text:p>24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 table:style-name="ce2">
                <text:p text:style-name="P2">26</text:p>
              </table:table-cell>
              <table:table-cell table:style-name="ce3">
                <text:p text:style-name="P3">27</text:p>
              </table:table-cell>
              <table:table-cell table:style-name="ce3">
                <text:p text:style-name="P3">28</text:p>
              </table:table-cell>
              <table:table-cell table:style-name="ce3">
                <text:p text:style-name="P3">29</text:p>
              </table:table-cell>
              <table:table-cell table:style-name="ce2">
                <text:p text:style-name="P2">30</text:p>
              </table:table-cell>
              <table:table-cell>
                <text:p>31</text:p>
              </table:table-cell>
              <table:table-cell>
                <text:p>32</text:p>
              </table:table-cell>
            </table:table-row>
            <table:table-row table:style-name="ro1" table:default-cell-style-name="ce1">
              <table:table-cell>
                <text:p>33</text:p>
              </table:table-cell>
              <table:table-cell>
                <text:p>34</text:p>
              </table:table-cell>
              <table:table-cell table:style-name="ce2">
                <text:p text:style-name="P2">35</text:p>
              </table:table-cell>
              <table:table-cell table:style-name="ce2">
                <text:p text:style-name="P2">36</text:p>
              </table:table-cell>
              <table:table-cell table:style-name="ce2">
                <text:p text:style-name="P2">37</text:p>
              </table:table-cell>
              <table:table-cell>
                <text:p>38</text:p>
              </table:table-cell>
              <table:table-cell>
                <text:p>39</text:p>
              </table:table-cell>
              <table:table-cell>
                <text:p>40</text:p>
              </table:table-cell>
            </table:table-row>
            <table:table-row table:style-name="ro1" table:default-cell-style-name="ce1">
              <table:table-cell>
                <text:p>41</text:p>
              </table:table-cell>
              <table:table-cell>
                <text:p>42</text:p>
              </table:table-cell>
              <table:table-cell>
                <text:p>43</text:p>
              </table:table-cell>
              <table:table-cell>
                <text:p>44</text:p>
              </table:table-cell>
              <table:table-cell>
                <text:p>45</text:p>
              </table:table-cell>
              <table:table-cell>
                <text:p>46</text:p>
              </table:table-cell>
              <table:table-cell>
                <text:p>47</text:p>
              </table:table-cell>
              <table:table-cell>
                <text:p>48</text:p>
              </table:table-cell>
            </table:table-row>
            <table:table-row table:style-name="ro1" table:default-cell-style-name="ce1">
              <table:table-cell>
                <text:p>49</text:p>
              </table:table-cell>
              <table:table-cell>
                <text:p>50</text:p>
              </table:table-cell>
              <table:table-cell>
                <text:p>51</text:p>
              </table:table-cell>
              <table:table-cell>
                <text:p>52</text:p>
              </table:table-cell>
              <table:table-cell>
                <text:p>53</text:p>
              </table:table-cell>
              <table:table-cell>
                <text:p>54</text:p>
              </table:table-cell>
              <table:table-cell>
                <text:p>55</text:p>
              </table:table-cell>
              <table:table-cell>
                <text:p>56</text:p>
              </table:table-cell>
            </table:table-row>
            <table:table-row table:style-name="ro1" table:default-cell-style-name="ce1">
              <table:table-cell>
                <text:p>57</text:p>
              </table:table-cell>
              <table:table-cell>
                <text:p>58</text:p>
              </table:table-cell>
              <table:table-cell>
                <text:p>59</text:p>
              </table:table-cell>
              <table:table-cell>
                <text:p>60</text:p>
              </table:table-cell>
              <table:table-cell>
                <text:p>61</text:p>
              </table:table-cell>
              <table:table-cell>
                <text:p>62</text:p>
              </table:table-cell>
              <table:table-cell>
                <text:p>63</text:p>
              </table:table-cell>
              <table:table-cell>
                <text:p>64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6" draw:text-style-name="P1" draw:layer="layout" svg:width="1.834cm" svg:height="1.124cm" svg:x="1.426cm" svg:y="1.81cm">
          <text:p text:style-name="P1">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2.833cm" svg:y="2.333cm">
          <text:p text:style-name="P1">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4.201cm" svg:y="1.8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5.569cm" svg:y="2.373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5cm" svg:height="1.124cm" svg:x="6.975cm" svg:y="2.89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8.306cm" svg:y="2.373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6.937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1.464cm" svg:y="2.896cm">
          <text:p text:style-name="P1">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5cm" svg:x="2.87cm" svg:y="3.419cm">
          <text:p text:style-name="P1">1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4.239cm" svg:y="2.89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5cm" svg:x="5.607cm" svg:y="3.4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7.013cm" svg:y="3.9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5cm" svg:height="1.125cm" svg:x="8.343cm" svg:y="3.4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5cm" svg:height="1.124cm" svg:x="6.975cm" svg:y="2.89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1.464cm" svg:y="3.983cm">
          <text:p text:style-name="P1">1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5cm" svg:height="1.124cm" svg:x="2.87cm" svg:y="4.506cm">
          <text:p text:style-name="P1">1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4.239cm" svg:y="3.9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5.607cm" svg:y="4.5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7.013cm" svg:y="5.0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5cm" svg:height="1.124cm" svg:x="8.343cm" svg:y="4.54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5cm" svg:height="1.124cm" svg:x="6.975cm" svg:y="3.9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1.464cm" svg:y="5.069cm">
          <text:p text:style-name="P1">2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5cm" svg:height="1.124cm" svg:x="2.87cm" svg:y="5.592cm">
          <text:p text:style-name="P1">2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4.239cm" svg:y="5.0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5cm" svg:x="5.607cm" svg:y="5.6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7.013cm" svg:y="6.1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5cm" svg:height="1.125cm" svg:x="8.343cm" svg:y="5.63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5cm" svg:height="1.124cm" svg:x="6.975cm" svg:y="5.0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834cm" svg:height="1.125cm" svg:x="4.239cm" svg:y="6.195cm">
          <text:p text:style-name="P1">3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5cm" svg:x="1.54cm" svg:y="6.195cm">
          <text:p text:style-name="P1">3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4.177cm" svg:y="1.8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4cm" svg:x="5.583cm" svg:y="2.333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4cm" svg:x="6.951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8.32cm" svg:y="2.373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9.726cm" svg:y="2.89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4cm" svg:x="11.056cm" svg:y="2.373cm">
          <text:p text:style-name="P1">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9.688cm" svg:y="1.81cm">
          <text:p text:style-name="P1">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4.215cm" svg:y="2.896cm">
          <text:p text:style-name="P1">1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4cm" svg:height="1.125cm" svg:x="5.621cm" svg:y="3.419cm">
          <text:p text:style-name="P1">1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4cm" svg:x="6.989cm" svg:y="2.896cm">
          <text:p text:style-name="P1">1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5cm" svg:x="8.357cm" svg:y="3.459cm">
          <text:p text:style-name="P1">1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9.764cm" svg:y="3.9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5cm" svg:x="11.094cm" svg:y="3.459cm">
          <text:p text:style-name="P1">1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9.726cm" svg:y="2.896cm">
          <text:p text:style-name="P1">1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4cm" svg:height="1.124cm" svg:x="4.215cm" svg:y="3.983cm">
          <text:p text:style-name="P1">1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834cm" svg:height="1.124cm" svg:x="5.621cm" svg:y="4.506cm">
          <text:p text:style-name="P1">2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5cm" svg:height="1.124cm" svg:x="6.989cm" svg:y="3.983cm">
          <text:p text:style-name="P1">2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5cm" svg:height="1.124cm" svg:x="8.357cm" svg:y="4.546cm">
          <text:p text:style-name="P1">2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9.764cm" svg:y="5.0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11.094cm" svg:y="4.546cm">
          <text:p text:style-name="P1">2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9.726cm" svg:y="3.983cm">
          <text:p text:style-name="P1">2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834cm" svg:height="1.124cm" svg:x="4.215cm" svg:y="5.069cm">
          <text:p text:style-name="P1">2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" draw:layer="layout" svg:width="1.834cm" svg:height="1.124cm" svg:x="5.621cm" svg:y="5.592cm">
          <text:p text:style-name="P1">2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835cm" svg:height="1.124cm" svg:x="6.989cm" svg:y="5.069cm">
          <text:p text:style-name="P1">2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5cm" svg:height="1.125cm" svg:x="8.357cm" svg:y="5.632cm">
          <text:p text:style-name="P1">3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9.764cm" svg:y="6.155cm">
          <text:p text:style-name="P1">3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5cm" svg:x="11.094cm" svg:y="5.632cm">
          <text:p text:style-name="P1">3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9.726cm" svg:y="5.069cm">
          <text:p text:style-name="P1">3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835cm" svg:height="1.125cm" svg:x="6.989cm" svg:y="6.195cm">
          <text:p text:style-name="P1">3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2.838cm" svg:y="6.6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5cm" svg:height="1.124cm" svg:x="5.64cm" svg:y="6.7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5cm" svg:x="8.391cm" svg:y="6.75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11.142cm" svg:y="6.755cm">
          <text:p text:style-name="P1">4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4cm" svg:height="1.125cm" svg:x="2.837cm" svg:y="6.753cm">
          <text:p text:style-name="P1">3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4cm" svg:height="1.124cm" svg:x="8.363cm" svg:y="6.713cm">
          <text:p text:style-name="P1">3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1" draw:layer="layout" svg:width="1.834cm" svg:height="1.125cm" svg:x="5.588cm" svg:y="6.753cm">
          <text:p text:style-name="P1">3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4cm" svg:x="1.436cm" svg:y="7.256cm">
          <text:p text:style-name="P1">4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4cm" svg:height="1.124cm" svg:x="4.239cm" svg:y="7.312cm">
          <text:p text:style-name="P1">4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4cm" svg:height="1.125cm" svg:x="6.99cm" svg:y="7.312cm">
          <text:p text:style-name="P1">4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9.741cm" svg:y="7.313cm">
          <text:p text:style-name="P1">4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5cm" svg:x="2.837cm" svg:y="7.869cm">
          <text:p text:style-name="P1">4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8.363cm" svg:y="7.829cm">
          <text:p text:style-name="P1">4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1.834cm" svg:height="1.125cm" svg:x="5.588cm" svg:y="7.869cm">
          <text:p text:style-name="P1">4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4cm" svg:x="1.436cm" svg:y="8.372cm">
          <text:p text:style-name="P1">4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4.239cm" svg:y="8.4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5cm" svg:x="6.99cm" svg:y="8.4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34cm" svg:height="1.124cm" svg:x="9.741cm" svg:y="8.42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5cm" svg:x="4.239cm" svg:y="8.427cm">
          <text:p text:style-name="P1">5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9.764cm" svg:y="8.387cm">
          <text:p text:style-name="P1">5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5cm" svg:x="6.989cm" svg:y="8.427cm">
          <text:p text:style-name="P1">5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5cm" svg:x="2.838cm" svg:y="8.929cm">
          <text:p text:style-name="P1">5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4cm" svg:x="5.64cm" svg:y="8.986cm">
          <text:p text:style-name="P1">5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5cm" svg:x="8.391cm" svg:y="8.986cm">
          <text:p text:style-name="P1">5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11.142cm" svg:y="8.987cm">
          <text:p text:style-name="P1">5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11.142cm" svg:y="7.872cm">
          <text:p text:style-name="P1">4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9.793cm" svg:y="9.546cm">
          <text:p text:style-name="P1">6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7.042cm" svg:y="9.546cm">
          <text:p text:style-name="P1">6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4.187cm" svg:y="9.547cm">
          <text:p text:style-name="P1">5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5cm" svg:x="1.436cm" svg:y="9.547cm">
          <text:p text:style-name="P1">5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2.786cm" svg:y="10.05cm">
          <text:p text:style-name="P1">5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5cm" svg:height="1.124cm" svg:x="5.64cm" svg:y="10.051cm">
          <text:p text:style-name="P1">6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8.391cm" svg:y="10.051cm">
          <text:p text:style-name="P1">6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834cm" svg:height="1.124cm" svg:x="11.246cm" svg:y="10.052cm">
          <text:p text:style-name="P1">6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standard" draw:layer="layout" svg:width="11.325cm" svg:height="7.775cm" svg:x="15cm" svg:y="1.918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10</text:p>
              </table:table-cell>
              <table:table-cell>
                <text:p>11</text:p>
              </table:table-cell>
              <table:table-cell table:style-name="ce2">
                <text:p text:style-name="P2"><text:span text:style-name="T1">12</text:span></text:p>
              </table:table-cell>
              <table:table-cell>
                <text:p>13</text:p>
              </table:table-cell>
              <table:table-cell>
                <text:p>14</text:p>
              </table:table-cell>
              <table:table-cell>
                <text:p>15</text:p>
              </table:table-cell>
              <table:table-cell>
                <text:p>16</text:p>
              </table:table-cell>
            </table:table-row>
            <table:table-row table:style-name="ro1" table:default-cell-style-name="ce2">
              <table:table-cell table:style-name="ce1">
                <text:p>17</text:p>
              </table:table-cell>
              <table:table-cell>
                <text:p text:style-name="P2">18</text:p>
              </table:table-cell>
              <table:table-cell>
                <text:p text:style-name="P2">19</text:p>
              </table:table-cell>
              <table:table-cell table:style-name="ce3">
                <text:p text:style-name="P3"><text:span text:style-name="T2">20</text:span></text:p>
              </table:table-cell>
              <table:table-cell>
                <text:p text:style-name="P2">21</text:p>
              </table:table-cell>
              <table:table-cell>
                <text:p text:style-name="P2">22</text:p>
              </table:table-cell>
              <table:table-cell table:style-name="ce1">
                <text:p>23</text:p>
              </table:table-cell>
              <table:table-cell table:style-name="ce1">
                <text:p>24</text:p>
              </table:table-cell>
            </table:table-row>
            <table:table-row table:style-name="ro1" table:default-cell-style-name="ce1">
              <table:table-cell>
                <text:p>25</text:p>
              </table:table-cell>
              <table:table-cell table:style-name="ce2">
                <text:p text:style-name="P2">26</text:p>
              </table:table-cell>
              <table:table-cell table:style-name="ce3">
                <text:p text:style-name="P3">27</text:p>
              </table:table-cell>
              <table:table-cell table:style-name="ce4">
                <text:p text:style-name="P4"><text:span text:style-name="T3">28</text:span></text:p>
              </table:table-cell>
              <table:table-cell table:style-name="ce3">
                <text:p text:style-name="P3">29</text:p>
              </table:table-cell>
              <table:table-cell table:style-name="ce2">
                <text:p text:style-name="P2">30</text:p>
              </table:table-cell>
              <table:table-cell>
                <text:p>31</text:p>
              </table:table-cell>
              <table:table-cell>
                <text:p>32</text:p>
              </table:table-cell>
            </table:table-row>
            <table:table-row table:style-name="ro1" table:default-cell-style-name="ce1">
              <table:table-cell>
                <text:p>33</text:p>
              </table:table-cell>
              <table:table-cell table:style-name="ce2">
                <text:p text:style-name="P2">34</text:p>
              </table:table-cell>
              <table:table-cell table:style-name="ce3">
                <text:p text:style-name="P3">35</text:p>
              </table:table-cell>
              <table:table-cell table:style-name="ce3">
                <text:p text:style-name="P3">36</text:p>
              </table:table-cell>
              <table:table-cell table:style-name="ce3">
                <text:p text:style-name="P3">37</text:p>
              </table:table-cell>
              <table:table-cell table:style-name="ce2">
                <text:p text:style-name="P2">38</text:p>
              </table:table-cell>
              <table:table-cell>
                <text:p>39</text:p>
              </table:table-cell>
              <table:table-cell>
                <text:p>40</text:p>
              </table:table-cell>
            </table:table-row>
            <table:table-row table:style-name="ro1" table:default-cell-style-name="ce1">
              <table:table-cell>
                <text:p>41</text:p>
              </table:table-cell>
              <table:table-cell>
                <text:p>42</text:p>
              </table:table-cell>
              <table:table-cell table:style-name="ce2">
                <text:p text:style-name="P2">43</text:p>
              </table:table-cell>
              <table:table-cell table:style-name="ce2">
                <text:p text:style-name="P2">44</text:p>
              </table:table-cell>
              <table:table-cell table:style-name="ce2">
                <text:p text:style-name="P2">45</text:p>
              </table:table-cell>
              <table:table-cell>
                <text:p>46</text:p>
              </table:table-cell>
              <table:table-cell>
                <text:p>47</text:p>
              </table:table-cell>
              <table:table-cell>
                <text:p>48</text:p>
              </table:table-cell>
            </table:table-row>
            <table:table-row table:style-name="ro1" table:default-cell-style-name="ce1">
              <table:table-cell>
                <text:p>49</text:p>
              </table:table-cell>
              <table:table-cell>
                <text:p>50</text:p>
              </table:table-cell>
              <table:table-cell>
                <text:p>51</text:p>
              </table:table-cell>
              <table:table-cell>
                <text:p>52</text:p>
              </table:table-cell>
              <table:table-cell>
                <text:p>53</text:p>
              </table:table-cell>
              <table:table-cell>
                <text:p>54</text:p>
              </table:table-cell>
              <table:table-cell>
                <text:p>55</text:p>
              </table:table-cell>
              <table:table-cell>
                <text:p>56</text:p>
              </table:table-cell>
            </table:table-row>
            <table:table-row table:style-name="ro1" table:default-cell-style-name="ce1">
              <table:table-cell>
                <text:p>57</text:p>
              </table:table-cell>
              <table:table-cell>
                <text:p>58</text:p>
              </table:table-cell>
              <table:table-cell>
                <text:p>59</text:p>
              </table:table-cell>
              <table:table-cell>
                <text:p>60</text:p>
              </table:table-cell>
              <table:table-cell>
                <text:p>61</text:p>
              </table:table-cell>
              <table:table-cell>
                <text:p>62</text:p>
              </table:table-cell>
              <table:table-cell>
                <text:p>63</text:p>
              </table:table-cell>
              <table:table-cell>
                <text:p>6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2" draw:text-style-name="P1" draw:layer="layout" svg:width="2.429cm" svg:height="1.183cm" svg:x="1.426cm" svg:y="1.81cm">
          <text:p text:style-name="P1">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3.29cm" svg:y="2.36cm">
          <text:p text:style-name="P1">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5.103cm" svg:y="1.81cm">
          <text:p text:style-name="P1">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4cm" svg:x="6.914cm" svg:y="2.402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8.777cm" svg:y="2.9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0.539cm" svg:y="2.402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8.726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1.477cm" svg:y="2.953cm">
          <text:p text:style-name="P1">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3.339cm" svg:y="3.503cm">
          <text:p text:style-name="P1">1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5.151cm" svg:y="2.9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3cm" svg:x="6.964cm" svg:y="3.5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8.828cm" svg:y="4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3cm" svg:x="10.59cm" svg:y="3.5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8.777cm" svg:y="2.9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1.477cm" svg:y="4.098cm">
          <text:p text:style-name="P1">1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3.339cm" svg:y="4.647cm">
          <text:p text:style-name="P1">1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5.151cm" svg:y="4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6.964cm" svg:y="4.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8.828cm" svg:y="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10.59cm" svg:y="4.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8.777cm" svg:y="4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.477cm" svg:y="5.24cm">
          <text:p text:style-name="P1">2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3.339cm" svg:y="5.791cm">
          <text:p text:style-name="P1">2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5.151cm" svg:y="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6.964cm" svg:y="5.8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8.828cm" svg:y="6.3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10.59cm" svg:y="5.8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8.777cm" svg:y="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5.151cm" svg:y="6.427cm">
          <text:p text:style-name="P1">3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3cm" svg:x="1.576cm" svg:y="6.427cm">
          <text:p text:style-name="P1">3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8.745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4cm" svg:x="10.557cm" svg:y="2.402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12.422cm" svg:y="2.9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4cm" svg:x="14.183cm" svg:y="2.402cm">
          <text:p text:style-name="P1">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2.37cm" svg:y="1.81cm">
          <text:p text:style-name="P1">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5.121cm" svg:y="2.953cm">
          <text:p text:style-name="P1">1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6.983cm" svg:y="3.503cm">
          <text:p text:style-name="P1">1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2cm" svg:x="8.795cm" svg:y="2.953cm">
          <text:p text:style-name="P1">1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0.608cm" svg:y="3.547cm">
          <text:p text:style-name="P1">1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12.472cm" svg:y="4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3cm" svg:x="14.234cm" svg:y="3.547cm">
          <text:p text:style-name="P1">1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12.422cm" svg:y="2.953cm">
          <text:p text:style-name="P1">1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5.121cm" svg:y="4.098cm">
          <text:p text:style-name="P1">1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6.983cm" svg:y="4.647cm">
          <text:p text:style-name="P1">2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2cm" svg:x="8.795cm" svg:y="4.098cm">
          <text:p text:style-name="P1">2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0.608cm" svg:y="4.69cm">
          <text:p text:style-name="P1">2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12.472cm" svg:y="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3cm" svg:height="1.183cm" svg:x="14.234cm" svg:y="4.69cm">
          <text:p text:style-name="P1">2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12.422cm" svg:y="4.098cm">
          <text:p text:style-name="P1">2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5.121cm" svg:y="5.24cm">
          <text:p text:style-name="P1">2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3cm" svg:x="6.983cm" svg:y="5.791cm">
          <text:p text:style-name="P1">2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3cm" svg:x="8.795cm" svg:y="5.24cm">
          <text:p text:style-name="P1">2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10.608cm" svg:y="5.833cm">
          <text:p text:style-name="P1">3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3cm" svg:x="12.472cm" svg:y="6.383cm">
          <text:p text:style-name="P1">3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3cm" svg:height="1.184cm" svg:x="14.234cm" svg:y="5.833cm">
          <text:p text:style-name="P1">3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3cm" svg:x="12.422cm" svg:y="5.24cm">
          <text:p text:style-name="P1">3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3cm" svg:x="8.795cm" svg:y="6.427cm">
          <text:p text:style-name="P1">3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1cm" svg:height="1.184cm" svg:x="3.295cm" svg:y="6.9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7.009cm" svg:y="7.01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cm" svg:height="1.184cm" svg:x="10.652cm" svg:y="7.01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4cm" svg:x="14.297cm" svg:y="7.015cm">
          <text:p text:style-name="P1">4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2cm" svg:x="3.295cm" svg:y="7.014cm">
          <text:p text:style-name="P1">3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3cm" svg:x="10.615cm" svg:y="6.972cm">
          <text:p text:style-name="P1">3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2cm" svg:x="6.939cm" svg:y="7.014cm">
          <text:p text:style-name="P1">3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.441cm" svg:y="7.542cm">
          <text:p text:style-name="P1">4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6cm" svg:x="5.152cm" svg:y="7.6cm">
          <text:p text:style-name="P1">4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8.796cm" svg:y="7.603cm">
          <text:p text:style-name="P1">4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3cm" svg:x="12.44cm" svg:y="7.603cm">
          <text:p text:style-name="P1">4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3.295cm" svg:y="8.188cm">
          <text:p text:style-name="P1">4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4cm" svg:x="10.615cm" svg:y="8.146cm">
          <text:p text:style-name="P1">4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6.939cm" svg:y="8.188cm">
          <text:p text:style-name="P1">4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.441cm" svg:y="8.717cm">
          <text:p text:style-name="P1">4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1cm" svg:height="1.184cm" svg:x="5.152cm" svg:y="8.77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8.796cm" svg:y="8.7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12.44cm" svg:y="8.7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5.151cm" svg:y="8.775cm">
          <text:p text:style-name="P1">5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3cm" svg:x="12.472cm" svg:y="8.733cm">
          <text:p text:style-name="P1">5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4cm" svg:x="8.795cm" svg:y="8.775cm">
          <text:p text:style-name="P1">5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3.295cm" svg:y="9.303cm">
          <text:p text:style-name="P1">5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7.009cm" svg:y="9.364cm">
          <text:p text:style-name="P1">5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3cm" svg:x="10.652cm" svg:y="9.364cm">
          <text:p text:style-name="P1">5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4cm" svg:x="14.297cm" svg:y="9.365cm">
          <text:p text:style-name="P1">5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4cm" svg:x="14.297cm" svg:y="8.19cm">
          <text:p text:style-name="P1">4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3cm" svg:height="1.184cm" svg:x="12.509cm" svg:y="9.951cm">
          <text:p text:style-name="P1">6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8.865cm" svg:y="9.954cm">
          <text:p text:style-name="P1">6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3cm" svg:x="5.083cm" svg:y="9.954cm">
          <text:p text:style-name="P1">5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.441cm" svg:y="9.955cm">
          <text:p text:style-name="P1">5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3cm" svg:x="3.228cm" svg:y="10.484cm">
          <text:p text:style-name="P1">5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7.009cm" svg:y="10.484cm">
          <text:p text:style-name="P1">6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4cm" svg:x="10.652cm" svg:y="10.485cm">
          <text:p text:style-name="P1">6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2.395cm" svg:y="1.81cm">
          <text:p text:style-name="P1">1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3cm" svg:x="14.256cm" svg:y="2.36cm">
          <text:p text:style-name="P1">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6.069cm" svg:y="1.8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7.882cm" svg:y="2.402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19.746cm" svg:y="2.9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21.508cm" svg:y="2.402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3cm" svg:x="19.694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2cm" svg:x="12.443cm" svg:y="2.953cm">
          <text:p text:style-name="P1">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3cm" svg:x="14.307cm" svg:y="3.503cm">
          <text:p text:style-name="P1">1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16.12cm" svg:y="2.9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cm" svg:height="1.183cm" svg:x="17.932cm" svg:y="3.5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1cm" svg:height="1.182cm" svg:x="19.795cm" svg:y="4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3cm" svg:x="21.559cm" svg:y="3.54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19.746cm" svg:y="2.9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2cm" svg:x="12.443cm" svg:y="4.098cm">
          <text:p text:style-name="P1">1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4cm" svg:x="14.307cm" svg:y="4.647cm">
          <text:p text:style-name="P1">1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16.12cm" svg:y="4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cm" svg:height="1.183cm" svg:x="17.932cm" svg:y="4.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1cm" svg:height="1.183cm" svg:x="19.795cm" svg:y="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3cm" svg:x="21.559cm" svg:y="4.6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19.746cm" svg:y="4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3cm" svg:x="12.443cm" svg:y="5.24cm">
          <text:p text:style-name="P1">2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3cm" svg:x="14.307cm" svg:y="5.791cm">
          <text:p text:style-name="P1">2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16.12cm" svg:y="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cm" svg:height="1.184cm" svg:x="17.932cm" svg:y="5.8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1cm" svg:height="1.183cm" svg:x="19.795cm" svg:y="6.38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4cm" svg:x="21.559cm" svg:y="5.8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19.746cm" svg:y="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6.12cm" svg:y="6.427cm">
          <text:p text:style-name="P1">3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3cm" svg:x="12.545cm" svg:y="6.427cm">
          <text:p text:style-name="P1">33</text:p>
          <draw:enhanced-geometry svg:viewBox="0 0 21600 21600" draw:mirror-vertical="false" draw:mirror-horizont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6.039cm" svg:y="1.81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17.901cm" svg:y="2.36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9.714cm" svg:y="1.81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4cm" svg:x="21.526cm" svg:y="2.402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2cm" svg:x="23.39cm" svg:y="2.95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23.339cm" svg:y="1.81cm">
          <text:p text:style-name="P1">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2cm" svg:x="16.087cm" svg:y="2.953cm">
          <text:p text:style-name="P1">1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7.952cm" svg:y="3.503cm">
          <text:p text:style-name="P1">1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19.764cm" svg:y="2.953cm">
          <text:p text:style-name="P1">1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21.577cm" svg:y="3.547cm">
          <text:p text:style-name="P1">1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2cm" svg:height="1.182cm" svg:x="23.438cm" svg:y="4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23.39cm" svg:y="2.953cm">
          <text:p text:style-name="P1">1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2cm" svg:x="16.087cm" svg:y="4.098cm">
          <text:p text:style-name="P1">1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7.952cm" svg:y="4.647cm">
          <text:p text:style-name="P1">2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19.764cm" svg:y="4.098cm">
          <text:p text:style-name="P1">2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21.577cm" svg:y="4.69cm">
          <text:p text:style-name="P1">2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2cm" svg:height="1.183cm" svg:x="23.438cm" svg:y="5.2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2cm" svg:x="23.39cm" svg:y="4.098cm">
          <text:p text:style-name="P1">2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2cm" svg:height="1.183cm" svg:x="16.087cm" svg:y="5.24cm">
          <text:p text:style-name="P1">2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7.952cm" svg:y="5.791cm">
          <text:p text:style-name="P1">2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9.764cm" svg:y="5.24cm">
          <text:p text:style-name="P1">2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21.577cm" svg:y="5.833cm">
          <text:p text:style-name="P1">3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3cm" svg:x="23.438cm" svg:y="6.383cm">
          <text:p text:style-name="P1">3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23.39cm" svg:y="5.24cm">
          <text:p text:style-name="P1">3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9.764cm" svg:y="6.427cm">
          <text:p text:style-name="P1">3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14.264cm" svg:y="6.95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17.977cm" svg:y="7.01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cm" svg:height="1.184cm" svg:x="21.621cm" svg:y="7.01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2cm" svg:x="14.263cm" svg:y="7.014cm">
          <text:p text:style-name="P1">3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21.582cm" svg:y="6.972cm">
          <text:p text:style-name="P1">3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2cm" svg:x="17.907cm" svg:y="7.014cm">
          <text:p text:style-name="P1">3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12.407cm" svg:y="7.542cm">
          <text:p text:style-name="P1">4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6cm" svg:x="16.121cm" svg:y="7.6cm">
          <text:p text:style-name="P1">4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9.765cm" svg:y="7.603cm">
          <text:p text:style-name="P1">4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23.409cm" svg:y="7.603cm">
          <text:p text:style-name="P1">4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4.263cm" svg:y="8.188cm">
          <text:p text:style-name="P1">4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21.582cm" svg:y="8.146cm">
          <text:p text:style-name="P1">4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3cm" svg:x="17.907cm" svg:y="8.188cm">
          <text:p text:style-name="P1">4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3cm" svg:x="12.407cm" svg:y="8.717cm">
          <text:p text:style-name="P1">4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16.121cm" svg:y="8.77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19.765cm" svg:y="8.7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4cm" svg:x="23.409cm" svg:y="8.7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16.12cm" svg:y="8.775cm">
          <text:p text:style-name="P1">5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3cm" svg:x="23.438cm" svg:y="8.733cm">
          <text:p text:style-name="P1">5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19.764cm" svg:y="8.775cm">
          <text:p text:style-name="P1">5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4.264cm" svg:y="9.303cm">
          <text:p text:style-name="P1">5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7.977cm" svg:y="9.364cm">
          <text:p text:style-name="P1">5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3cm" svg:x="21.621cm" svg:y="9.364cm">
          <text:p text:style-name="P1">5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23.478cm" svg:y="9.951cm">
          <text:p text:style-name="P1">6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9.834cm" svg:y="9.954cm">
          <text:p text:style-name="P1">6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2cm" svg:height="1.183cm" svg:x="16.051cm" svg:y="9.954cm">
          <text:p text:style-name="P1">5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3cm" svg:x="12.407cm" svg:y="9.955cm">
          <text:p text:style-name="P1">5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3cm" svg:x="14.195cm" svg:y="10.484cm">
          <text:p text:style-name="P1">5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7.977cm" svg:y="10.484cm">
          <text:p text:style-name="P1">6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4cm" svg:x="21.621cm" svg:y="10.485cm">
          <text:p text:style-name="P1">6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8.829cm" svg:y="11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.477cm" svg:y="11.098cm">
          <text:p text:style-name="P1">2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5cm" svg:x="3.339cm" svg:y="11.648cm">
          <text:p text:style-name="P1">2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1cm" svg:height="1.184cm" svg:x="5.152cm" svg:y="11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cm" svg:height="1.184cm" svg:x="6.964cm" svg:y="11.69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8.829cm" svg:y="12.24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10.591cm" svg:y="11.69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8.778cm" svg:y="11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5.152cm" svg:y="12.283cm">
          <text:p text:style-name="P1">3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4cm" svg:x="1.577cm" svg:y="12.283cm">
          <text:p text:style-name="P1">3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cm" svg:height="1.184cm" svg:x="12.472cm" svg:y="11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cm" svg:height="1.184cm" svg:x="5.121cm" svg:y="11.098cm">
          <text:p text:style-name="P1">2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5cm" svg:x="6.984cm" svg:y="11.648cm">
          <text:p text:style-name="P1">2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8.796cm" svg:y="11.098cm">
          <text:p text:style-name="P1">2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10.609cm" svg:y="11.692cm">
          <text:p text:style-name="P1">3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3cm" svg:height="1.184cm" svg:x="12.472cm" svg:y="12.242cm">
          <text:p text:style-name="P1">3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4cm" svg:x="14.235cm" svg:y="11.692cm">
          <text:p text:style-name="P1">3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4cm" svg:x="12.422cm" svg:y="11.098cm">
          <text:p text:style-name="P1">3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8.796cm" svg:y="12.283cm">
          <text:p text:style-name="P1">3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3cm" svg:x="3.298cm" svg:y="12.8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7.009cm" svg:y="12.8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cm" svg:height="1.183cm" svg:x="10.653cm" svg:y="12.8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3cm" svg:x="14.298cm" svg:y="12.873cm">
          <text:p text:style-name="P1">4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3.295cm" svg:y="12.872cm">
          <text:p text:style-name="P1">3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0.616cm" svg:y="12.829cm">
          <text:p text:style-name="P1">3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3cm" svg:x="6.939cm" svg:y="12.872cm">
          <text:p text:style-name="P1">3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.441cm" svg:y="13.401cm">
          <text:p text:style-name="P1">4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5.153cm" svg:y="13.459cm">
          <text:p text:style-name="P1">4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8.797cm" svg:y="13.459cm">
          <text:p text:style-name="P1">4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4cm" svg:x="12.441cm" svg:y="13.459cm">
          <text:p text:style-name="P1">4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3.295cm" svg:y="14.046cm">
          <text:p text:style-name="P1">4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0.616cm" svg:y="14.004cm">
          <text:p text:style-name="P1">4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4cm" svg:x="6.939cm" svg:y="14.046cm">
          <text:p text:style-name="P1">4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.441cm" svg:y="14.575cm">
          <text:p text:style-name="P1">4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1cm" svg:height="1.183cm" svg:x="5.153cm" svg:y="14.6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1cm" svg:height="1.183cm" svg:x="8.797cm" svg:y="14.6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4cm" svg:x="12.441cm" svg:y="14.63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5.152cm" svg:y="14.633cm">
          <text:p text:style-name="P1">5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4cm" svg:x="12.472cm" svg:y="14.591cm">
          <text:p text:style-name="P1">5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8.796cm" svg:y="14.633cm">
          <text:p text:style-name="P1">5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3.298cm" svg:y="15.162cm">
          <text:p text:style-name="P1">5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7.009cm" svg:y="15.222cm">
          <text:p text:style-name="P1">5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4cm" svg:x="10.653cm" svg:y="15.222cm">
          <text:p text:style-name="P1">5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4.298cm" svg:y="15.222cm">
          <text:p text:style-name="P1">5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2.429cm" svg:height="1.183cm" svg:x="14.298cm" svg:y="14.048cm">
          <text:p text:style-name="P1">4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2.51cm" svg:y="15.81cm">
          <text:p text:style-name="P1">6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8.866cm" svg:y="15.81cm">
          <text:p text:style-name="P1">6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4cm" svg:x="5.083cm" svg:y="15.812cm">
          <text:p text:style-name="P1">5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.441cm" svg:y="15.812cm">
          <text:p text:style-name="P1">5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3.229cm" svg:y="16.343cm">
          <text:p text:style-name="P1">5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7.009cm" svg:y="16.343cm">
          <text:p text:style-name="P1">6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3cm" svg:x="10.653cm" svg:y="16.343cm">
          <text:p text:style-name="P1">6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1cm" svg:height="1.184cm" svg:x="19.795cm" svg:y="11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12.446cm" svg:y="11.098cm">
          <text:p text:style-name="P1">2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5cm" svg:x="14.308cm" svg:y="11.648cm">
          <text:p text:style-name="P1">2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4cm" svg:x="16.121cm" svg:y="11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cm" svg:height="1.184cm" svg:x="17.933cm" svg:y="11.69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1cm" svg:height="1.184cm" svg:x="19.795cm" svg:y="12.24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4cm" svg:x="21.559cm" svg:y="11.69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8cm" svg:height="1.184cm" svg:x="19.747cm" svg:y="11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16.121cm" svg:y="12.283cm">
          <text:p text:style-name="P1">3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12.546cm" svg:y="12.283cm">
          <text:p text:style-name="P1">3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2cm" svg:height="1.184cm" svg:x="23.439cm" svg:y="11.09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4cm" svg:x="16.088cm" svg:y="11.098cm">
          <text:p text:style-name="P1">2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5cm" svg:x="17.952cm" svg:y="11.648cm">
          <text:p text:style-name="P1">2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4cm" svg:x="19.765cm" svg:y="11.098cm">
          <text:p text:style-name="P1">2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21.577cm" svg:y="11.692cm">
          <text:p text:style-name="P1">3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4cm" svg:x="23.439cm" svg:y="12.242cm">
          <text:p text:style-name="P1">3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23.391cm" svg:y="11.098cm">
          <text:p text:style-name="P1">3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9.765cm" svg:y="12.283cm">
          <text:p text:style-name="P1">3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31cm" svg:height="1.183cm" svg:x="14.265cm" svg:y="12.81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429cm" svg:height="1.183cm" svg:x="17.978cm" svg:y="12.87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3cm" svg:x="21.622cm" svg:y="12.8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29cm" svg:height="1.183cm" svg:x="14.264cm" svg:y="12.872cm">
          <text:p text:style-name="P1">3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21.585cm" svg:y="12.829cm">
          <text:p text:style-name="P1">3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7.908cm" svg:y="12.872cm">
          <text:p text:style-name="P1">3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4" draw:text-style-name="P1" draw:layer="layout" svg:width="2.431cm" svg:height="1.183cm" svg:x="12.408cm" svg:y="13.401cm">
          <text:p text:style-name="P1">4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6.121cm" svg:y="13.459cm">
          <text:p text:style-name="P1">4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4cm" svg:x="19.765cm" svg:y="13.459cm">
          <text:p text:style-name="P1">4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23.41cm" svg:y="13.459cm">
          <text:p text:style-name="P1">4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4.264cm" svg:y="14.046cm">
          <text:p text:style-name="P1">4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21.585cm" svg:y="14.004cm">
          <text:p text:style-name="P1">4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7.908cm" svg:y="14.046cm">
          <text:p text:style-name="P1">4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12.408cm" svg:y="14.575cm">
          <text:p text:style-name="P1">4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3cm" svg:x="16.121cm" svg:y="14.6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3cm" svg:height="1.183cm" svg:x="19.765cm" svg:y="14.634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3" draw:text-style-name="P1" draw:layer="layout" svg:width="2.429cm" svg:height="1.184cm" svg:x="23.41cm" svg:y="14.63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6.121cm" svg:y="14.633cm">
          <text:p text:style-name="P1">5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4cm" svg:x="23.439cm" svg:y="14.591cm">
          <text:p text:style-name="P1">5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9.765cm" svg:y="14.633cm">
          <text:p text:style-name="P1">5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3cm" svg:x="14.265cm" svg:y="15.162cm">
          <text:p text:style-name="P1">5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7.978cm" svg:y="15.222cm">
          <text:p text:style-name="P1">5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21.622cm" svg:y="15.222cm">
          <text:p text:style-name="P1">5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cm" svg:height="1.184cm" svg:x="23.478cm" svg:y="15.81cm">
          <text:p text:style-name="P1">6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4cm" svg:x="19.835cm" svg:y="15.81cm">
          <text:p text:style-name="P1">6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16.052cm" svg:y="15.812cm">
          <text:p text:style-name="P1">5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1cm" svg:height="1.184cm" svg:x="12.408cm" svg:y="15.812cm">
          <text:p text:style-name="P1">5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32cm" svg:height="1.183cm" svg:x="14.195cm" svg:y="16.343cm">
          <text:p text:style-name="P1">5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17.978cm" svg:y="16.343cm">
          <text:p text:style-name="P1">6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2" draw:text-style-name="P1" draw:layer="layout" svg:width="2.429cm" svg:height="1.183cm" svg:x="21.622cm" svg:y="16.343cm">
          <text:p text:style-name="P1">6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standard" draw:layer="layout" svg:width="14.098cm" svg:height="12.635cm" svg:x="7.717cm" svg:y="1.08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column table:style-name="co9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10"/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5">
                <text:p text:style-name="P7">1</text:p>
              </table:table-cell>
              <table:table-cell table:style-name="ce5">
                <text:p text:style-name="P7">1</text:p>
              </table:table-cell>
              <table:table-cell table:style-name="ce5">
                <text:p text:style-name="P7"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5"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</table:table-row>
            <table:table-row table:style-name="ro1" table:default-cell-style-name="ce5"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</table:table-row>
            <table:table-row table:style-name="ro1" table:default-cell-style-name="ce5"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 table:style-name="ce6">
                <text:p text:style-name="P8"><text:span text:style-name="T5">0</text:span>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</table:table-row>
            <table:table-row table:style-name="ro1" table:default-cell-style-name="ce5"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 table:style-name="ce6">
                <text:p text:style-name="P8"><text:span text:style-name="T5">0</text:span></text:p>
              </table:table-cell>
              <table:table-cell>
                <text:p text:style-name="P7">1</text:p>
              </table:table-cell>
              <table:table-cell table:style-name="ce6">
                <text:p text:style-name="P8"><text:span text:style-name="T5">0</text:span>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</table:table-row>
            <table:table-row table:style-name="ro1" table:default-cell-style-name="ce5"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</table:table-row>
            <table:table-row table:style-name="ro1" table:default-cell-style-name="ce5">
              <table:table-cell table:style-name="ce1">
                <text:p>0</text:p>
              </table:table-cell>
              <table:table-cell table:style-name="ce1">
                <text:p>0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>
                <text:p text:style-name="P7">1</text:p>
              </table:table-cell>
              <table:table-cell table:style-name="ce1">
                <text:p>0</text:p>
              </table:table-cell>
              <table:table-cell table:style-name="ce1"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5">
                <text:p text:style-name="P7">1</text:p>
              </table:table-cell>
              <table:table-cell table:style-name="ce5">
                <text:p text:style-name="P7">1</text:p>
              </table:table-cell>
              <table:table-cell table:style-name="ce5">
                <text:p text:style-name="P7">1</text:p>
              </table:table-cell>
              <table:table-cell table:style-name="ce5">
                <text:p text:style-name="P7">1</text:p>
              </table:table-cell>
              <table:table-cell table:style-name="ce5">
                <text:p text:style-name="P7"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5">
                <text:p text:style-name="P7"><text:span text:style-name="T6">1</text:span>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is </meta:initial-creator>
    <meta:creation-date>2013-11-23T16:53:18</meta:creation-date>
    <dc:date>2013-11-30T18:14:37</dc:date>
    <dc:creator>Luis </dc:creator>
    <meta:editing-duration>PT2H8M53S</meta:editing-duration>
    <meta:editing-cycles>8</meta:editing-cycles>
    <meta:generator>LibreOffice/4.0.2.2$Linux_x86 LibreOffice_project/400m0$Build-2</meta:generator>
    <meta:document-statistic meta:object-count="687"/>
  </office:meta>
</office:document-meta>
</file>